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AnnotationConfigWacTests.servletContextAwareBeanPro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servletContextAwar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nnotationConfigWacTests.fooEnigma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